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 style:master-page-name="Standard">
      <style:table-properties style:width="25.996cm" fo:margin-left="0cm" style:page-number="auto" table:align="left" style:writing-mode="lr-tb"/>
    </style:style>
    <style:style style:name="表格1.A" style:family="table-column">
      <style:table-column-properties style:column-width="25.996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bottom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2" style:family="table-row">
      <style:table-row-properties style:row-height="8.234cm" fo:keep-together="auto"/>
    </style:style>
    <style:style style:name="表格1.A2" style:family="table-cell">
      <style:table-cell-properties style:vertical-align="top" fo:background-color="#ffffff" fo:padding="0.097cm" fo:border-left="none" fo:border-right="none" fo:border-top="0.5pt solid #000000" fo:border-bottom="none" style:writing-mode="lr-tb">
        <style:background-image/>
      </style:table-cell-properties>
    </style:style>
    <style:style style:name="表格1.3" style:family="table-row">
      <style:table-row-properties style:min-row-height="3.198cm" fo:keep-together="auto"/>
    </style:style>
    <style:style style:name="表格1.A3" style:family="table-cell">
      <style:table-cell-properties style:vertical-align="top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4" style:family="table-row">
      <style:table-row-properties style:min-row-height="1.438cm" fo:keep-together="auto"/>
    </style:style>
    <style:style style:name="表格2" style:family="table">
      <style:table-properties style:width="25.599cm" table:align="left" style:writing-mode="lr-tb"/>
    </style:style>
    <style:style style:name="表格2.A" style:family="table-column">
      <style:table-column-properties style:column-width="2.492cm"/>
    </style:style>
    <style:style style:name="表格2.B" style:family="table-column">
      <style:table-column-properties style:column-width="2.602cm"/>
    </style:style>
    <style:style style:name="表格2.C" style:family="table-column">
      <style:table-column-properties style:column-width="2.514cm"/>
    </style:style>
    <style:style style:name="表格2.D" style:family="table-column">
      <style:table-column-properties style:column-width="11.598cm"/>
    </style:style>
    <style:style style:name="表格2.E" style:family="table-column">
      <style:table-column-properties style:column-width="6.394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表格3" style:family="table">
      <style:table-properties style:width="25.802cm" table:align="margins" style:writing-mode="lr-tb"/>
    </style:style>
    <style:style style:name="表格3.A" style:family="table-column">
      <style:table-column-properties style:column-width="2.581cm" style:rel-column-width="6553*"/>
    </style:style>
    <style:style style:name="表格3.J" style:family="table-column">
      <style:table-column-properties style:column-width="2.582cm" style:rel-column-width="6558*"/>
    </style:style>
    <style:style style:name="表格3.A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style:font-size-asian="12pt" style:font-size-complex="12pt"/>
    </style:style>
    <style:style style:name="P2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paragraph-rsid="001600a6" style:font-size-asian="12pt" style:font-size-complex="12pt"/>
    </style:style>
    <style:style style:name="P3" style:family="paragraph" style:parent-style-name="Table_20_Contents">
      <style:paragraph-properties fo:background-color="#eeeeee">
        <style:background-image/>
      </style:paragraph-properties>
      <style:text-properties fo:font-size="12pt" officeooo:rsid="001600a6" officeooo:paragraph-rsid="001600a6" style:font-size-asian="12pt" style:font-size-complex="12pt"/>
    </style:style>
    <style:style style:name="P4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d664a" officeooo:paragraph-rsid="002bb652" style:font-size-asian="12pt" style:font-size-complex="12pt"/>
    </style:style>
    <style:style style:name="P5" style:family="paragraph" style:parent-style-name="Table_20_Contents">
      <style:paragraph-properties fo:background-color="#eeeeee">
        <style:background-image/>
      </style:paragraph-properties>
      <style:text-properties fo:font-size="12pt" officeooo:rsid="000bc365" style:font-size-asian="12pt" style:font-size-complex="12pt"/>
    </style:style>
    <style:style style:name="P6" style:family="paragraph" style:parent-style-name="Table_20_Contents">
      <style:paragraph-properties fo:background-color="#eeeeee">
        <style:background-image/>
      </style:paragraph-properties>
      <style:text-properties fo:font-size="12pt" officeooo:rsid="002bb478" officeooo:paragraph-rsid="002bb478" style:font-size-asian="12pt" style:font-size-complex="12pt"/>
    </style:style>
    <style:style style:name="P7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2bb478" officeooo:paragraph-rsid="002bb478" style:font-size-asian="12pt" style:font-size-complex="12pt"/>
    </style:style>
    <style:style style:name="P8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224e53" officeooo:paragraph-rsid="002bb478" style:font-size-asian="12pt" style:font-size-complex="12pt"/>
    </style:style>
    <style:style style:name="P9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2bb652" officeooo:paragraph-rsid="002bb652" style:font-size-asian="12pt" style:font-size-complex="12pt"/>
    </style:style>
    <style:style style:name="P10" style:family="paragraph" style:parent-style-name="Table_20_Contents">
      <style:paragraph-properties fo:background-color="#eeeeee">
        <style:background-image/>
      </style:paragraph-properties>
      <style:text-properties fo:font-size="12pt" officeooo:rsid="002c9cc7" officeooo:paragraph-rsid="002c9cc7" style:font-size-asian="12pt" style:font-size-complex="12pt"/>
    </style:style>
    <style:style style:name="P11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2c9cc7" officeooo:paragraph-rsid="002c9cc7" style:font-size-asian="12pt" style:font-size-complex="12pt"/>
    </style:style>
    <style:style style:name="P12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2c9cc7" officeooo:paragraph-rsid="002c9cc7" style:font-size-asian="12pt" style:font-size-complex="12pt"/>
    </style:style>
    <style:style style:name="P13" style:family="paragraph" style:parent-style-name="Table_20_Contents">
      <style:paragraph-properties fo:background-color="#eeeeee">
        <style:background-image/>
      </style:paragraph-properties>
      <style:text-properties fo:font-size="12pt" officeooo:rsid="002e29c9" officeooo:paragraph-rsid="002e29c9" style:font-size-asian="12pt" style:font-size-complex="12pt"/>
    </style:style>
    <style:style style:name="P14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2e29c9" officeooo:paragraph-rsid="002e29c9" style:font-size-asian="12pt" style:font-size-complex="12pt"/>
    </style:style>
    <style:style style:name="P15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0pt" officeooo:rsid="001600a6" officeooo:paragraph-rsid="001600a6" style:font-size-asian="10pt" style:font-size-complex="10pt"/>
    </style:style>
    <style:style style:name="P16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600a6" officeooo:paragraph-rsid="001600a6" style:font-size-asian="10pt" style:font-size-complex="10pt"/>
    </style:style>
    <style:style style:name="P17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de0b9" officeooo:paragraph-rsid="002bb478" style:font-size-asian="10pt" style:font-size-complex="10pt"/>
    </style:style>
    <style:style style:name="P18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2e29c9" officeooo:paragraph-rsid="002e29c9" style:font-size-asian="10pt" style:font-size-complex="10pt"/>
    </style:style>
    <style:style style:name="P19" style:family="paragraph" style:parent-style-name="Table_20_Contents">
      <style:text-properties fo:font-size="12pt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1600a6" officeooo:paragraph-rsid="001600a6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2bb652" officeooo:paragraph-rsid="002bb652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2c9cc7" officeooo:paragraph-rsid="002c9cc7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2e29c9" officeooo:paragraph-rsid="002e29c9" style:font-size-asian="12pt" style:font-size-complex="12pt"/>
    </style:style>
    <style:style style:name="P24" style:family="paragraph" style:parent-style-name="Table_20_Contents">
      <style:text-properties fo:font-size="14pt" officeooo:rsid="00106578" officeooo:paragraph-rsid="001be586" style:font-size-asian="14pt" style:font-size-complex="14pt"/>
    </style:style>
    <style:style style:name="P25" style:family="paragraph" style:parent-style-name="Table_20_Contents">
      <style:paragraph-properties fo:text-align="center" style:justify-single-word="false" fo:background-color="#999999">
        <style:background-image/>
      </style:paragraph-properties>
      <style:text-properties fo:font-size="12pt" style:font-size-asian="12pt" style:font-size-complex="12pt"/>
    </style:style>
    <style:style style:name="P26" style:family="paragraph" style:parent-style-name="Table_20_Contents">
      <style:paragraph-properties fo:text-align="center" style:justify-single-word="false" fo:background-color="#999999">
        <style:background-image/>
      </style:paragraph-properties>
      <style:text-properties fo:font-size="12pt" officeooo:rsid="00106578" officeooo:paragraph-rsid="00106578" style:font-size-asian="12pt" style:font-size-complex="12pt"/>
    </style:style>
    <style:style style:name="P27" style:family="paragraph" style:parent-style-name="Standard">
      <style:text-properties fo:font-size="12pt" style:font-size-asian="12pt" style:font-size-complex="12pt"/>
    </style:style>
    <style:style style:name="T1" style:family="text">
      <style:text-properties officeooo:rsid="001be586"/>
    </style:style>
    <style:style style:name="T2" style:family="text">
      <style:text-properties officeooo:rsid="001f87d5"/>
    </style:style>
    <style:style style:name="T3" style:family="text">
      <style:text-properties officeooo:rsid="00224e53"/>
    </style:style>
    <style:style style:name="T4" style:family="text">
      <style:text-properties officeooo:rsid="002bb652"/>
    </style:style>
    <style:style style:name="T5" style:family="text">
      <style:text-properties officeooo:rsid="001d664a"/>
    </style:style>
    <style:style style:name="T6" style:family="text">
      <style:text-properties officeooo:rsid="002dfd59"/>
    </style:style>
    <style:style style:name="T7" style:family="text">
      <style:text-properties officeooo:rsid="001de0b9"/>
    </style:style>
    <style:style style:name="T8" style:family="text">
      <style:text-properties officeooo:rsid="002f52f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24"><text:span text:style-name="T1">Tools change</text:span> List &amp; Check</text:p>
          </table:table-cell>
        </table:table-row>
        <table:table-row table:style-name="表格1.2">
          <table:table-cell table:style-name="表格1.A2" office:value-type="string">
            <table:table table:name="表格2" table:style-name="表格2">
              <table:table-column table:style-name="表格2.A"/>
              <table:table-column table:style-name="表格2.B"/>
              <table:table-column table:style-name="表格2.C"/>
              <table:table-column table:style-name="表格2.D"/>
              <table:table-column table:style-name="表格2.E"/>
              <table:table-row table:style-name="表格2.1">
                <table:table-cell table:style-name="表格2.A1" office:value-type="string">
                  <text:p text:style-name="P26">Rev. Number </text:p>
                </table:table-cell>
                <table:table-cell table:style-name="表格2.A1" office:value-type="string">
                  <text:p text:style-name="P26">Date</text:p>
                </table:table-cell>
                <table:table-cell table:style-name="表格2.A1" office:value-type="string">
                  <text:p text:style-name="P26">Item</text:p>
                </table:table-cell>
                <table:table-cell table:style-name="表格2.A1" office:value-type="string">
                  <text:p text:style-name="P26">Substantive Changes</text:p>
                </table:table-cell>
                <table:table-cell table:style-name="表格2.A1" office:value-type="string">
                  <text:p text:style-name="P25">備註</text:p>
                </table:table-cell>
              </table:table-row>
              <table:table-row table:style-name="表格2.1">
                <table:table-cell table:style-name="表格2.A1" office:value-type="string">
                  <text:p text:style-name="P21">Inital</text:p>
                </table:table-cell>
                <table:table-cell table:style-name="表格2.A1" office:value-type="string">
                  <text:p text:style-name="P6">2017-0<text:span text:style-name="T4">6</text:span>-<text:span text:style-name="T4">09</text:span></text:p>
                </table:table-cell>
                <table:table-cell table:style-name="表格2.A1" office:value-type="string">
                  <text:p text:style-name="P7">Tools</text:p>
                </table:table-cell>
                <table:table-cell table:style-name="表格2.A1" office:value-type="string">
                  <text:p text:style-name="P4">MP 測試程式 – <text:span text:style-name="T3">Version : MP_Release_170612</text:span></text:p>
                  <text:p text:style-name="P9">PCBA <text:s/>測試程式 <text:span text:style-name="T5">– </text:span>Version : PFT_20170606</text:p>
                  <text:p text:style-name="P8"/>
                </table:table-cell>
                <table:table-cell table:style-name="表格2.A1" office:value-type="string">
                  <text:p text:style-name="P17"><text:span text:style-name="T4">PICO</text:span> – <text:span text:style-name="T4">B</text:span>2<text:span text:style-name="T4">1</text:span> <text:s/><text:span text:style-name="T2">Board</text:span></text:p>
                </table:table-cell>
              </table:table-row>
              <table:table-row table:style-name="表格2.1">
                <table:table-cell table:style-name="表格2.A1" office:value-type="string">
                  <text:p text:style-name="P22">Initial</text:p>
                </table:table-cell>
                <table:table-cell table:style-name="表格2.A1" office:value-type="string">
                  <text:p text:style-name="P10">2017-06-2<text:span text:style-name="T6">8</text:span></text:p>
                </table:table-cell>
                <table:table-cell table:style-name="表格2.A1" office:value-type="string">
                  <text:p text:style-name="P11">Tools</text:p>
                </table:table-cell>
                <table:table-cell table:style-name="表格2.A1" office:value-type="string">
                  <text:p text:style-name="P12">EMS 測試程式 及 <text:span text:style-name="T6">Chamber測試</text:span></text:p>
                </table:table-cell>
                <table:table-cell table:style-name="表格2.A1" office:value-type="string">
                  <text:p text:style-name="P16"/>
                </table:table-cell>
              </table:table-row>
              <table:table-row table:style-name="表格2.1">
                <table:table-cell table:style-name="表格2.A1" office:value-type="string">
                  <text:p text:style-name="P23">170719</text:p>
                </table:table-cell>
                <table:table-cell table:style-name="表格2.A1" office:value-type="string">
                  <text:p text:style-name="P13">2017-07-19</text:p>
                </table:table-cell>
                <table:table-cell table:style-name="表格2.A1" office:value-type="string">
                  <text:p text:style-name="P11">Tools</text:p>
                </table:table-cell>
                <table:table-cell table:style-name="表格2.A1" office:value-type="string">
                  <text:p text:style-name="P14">MP, PCBA, <text:span text:style-name="T8">ESD, Chamber</text:span> 測試 <text:span text:style-name="T5"><text:s/>– Version : </text:span>170719</text:p>
                </table:table-cell>
                <table:table-cell table:style-name="表格2.A1" office:value-type="string">
                  <text:p text:style-name="P18">Kernel <text:span text:style-name="T7">– <text:s/></text:span>4.1.15_2.0.0.ga</text:p>
                </table:table-cell>
              </table:table-row>
              <table:table-row table:style-name="表格2.1">
                <table:table-cell table:style-name="表格2.A1" office:value-type="string">
                  <text:p text:style-name="P20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15"/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16"/>
                </table:table-cell>
              </table:table-row>
              <table:table-row table:style-name="表格2.1">
                <table:table-cell table:style-name="表格2.A1" office:value-type="string">
                  <text:p text:style-name="P20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15"/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16"/>
                </table:table-cell>
              </table:table-row>
            </table:table>
            <text:p text:style-name="P19"/>
          </table:table-cell>
        </table:table-row>
        <table:table-row table:style-name="表格1.3">
          <table:table-cell table:style-name="表格1.A3" office:value-type="string">
            <text:p text:style-name="Table_20_Contents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able:table table:name="表格3" table:style-name="表格3">
              <table:table-column table:style-name="表格3.A" table:number-columns-repeated="9"/>
              <table:table-column table:style-name="表格3.J"/>
              <table:table-row>
                <table:table-cell table:style-name="表格3.A1" table:number-columns-spanned="10" office:value-type="string"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表格3.A2" office:value-type="string">
                  <text:p text:style-name="P19">歸檔：</text:p>
                </table:table-cell>
                <table:table-cell table:style-name="表格3.A2" office:value-type="string">
                  <text:p text:style-name="P1"/>
                </table:table-cell>
                <table:table-cell table:style-name="表格3.A2" office:value-type="string">
                  <text:p text:style-name="P19">生產單位：</text:p>
                </table:table-cell>
                <table:table-cell table:style-name="表格3.A2" office:value-type="string">
                  <text:p text:style-name="P1"/>
                </table:table-cell>
                <table:table-cell table:style-name="表格3.A2" office:value-type="string">
                  <text:p text:style-name="P19">業務單位：</text:p>
                </table:table-cell>
                <table:table-cell table:style-name="表格3.A2" office:value-type="string">
                  <text:p text:style-name="P1"/>
                </table:table-cell>
                <table:table-cell table:style-name="表格3.A2" office:value-type="string">
                  <text:p text:style-name="P19">研發單位：</text:p>
                </table:table-cell>
                <table:table-cell table:style-name="表格3.A2" office:value-type="string">
                  <text:p text:style-name="P1">Alston</text:p>
                </table:table-cell>
                <table:table-cell table:style-name="表格3.A2" office:value-type="string">
                  <text:p text:style-name="P19">負責人：</text:p>
                </table:table-cell>
                <table:table-cell table:style-name="表格3.J2" office:value-type="string">
                  <text:p text:style-name="P1"/>
                </table:table-cell>
              </table:table-row>
            </table:table>
            <text:p text:style-name="P19"/>
          </table:table-cell>
        </table:table-row>
        <table:table-row table:style-name="表格1.4">
          <table:table-cell table:style-name="表格1.A2" office:value-type="string">
            <text:p text:style-name="P19"/>
          </table:table-cell>
        </table:table-row>
      </table:table>
      <text:p text:style-name="P27">附件(說明)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 PL UMing TW1" style:font-family-asian="'AR PL UMing TW'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Marathi1" style:font-family-complex="'Lohit Marathi'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roman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標題1" style:family="paragraph" style:parent-style-name="Standard">
      <style:paragraph-properties fo:margin-top="0.423cm" fo:margin-bottom="0.212cm" style:contextual-spacing="false" fo:keep-with-next="alway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38" style:layout-grid-base-height="0.439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8:22:00</meta:creation-date>
    <dc:date>2017-07-20T18:10:07.580671842</dc:date>
    <meta:print-date>1900-12-31T16:00:00</meta:print-date>
    <meta:editing-cycles>47</meta:editing-cycles>
    <meta:editing-duration>PT1H31M44S</meta:editing-duration>
    <meta:generator>LibreOffice/4.2.6.3$Linux_X86_64 LibreOffice_project/420m0$Build-3</meta:generator>
    <meta:document-statistic meta:table-count="3" meta:image-count="0" meta:object-count="0" meta:page-count="1" meta:paragraph-count="28" meta:word-count="91" meta:character-count="345" meta:non-whitespace-character-count="30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